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2b5" officeooo:paragraph-rsid="001612b5"/>
    </style:style>
    <style:style style:name="P2" style:family="paragraph" style:parent-style-name="Standard">
      <style:text-properties fo:font-size="15pt" fo:font-weight="bold" officeooo:rsid="001612b5" officeooo:paragraph-rsid="001612b5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1 / Bloco 4/ Dia 4</text:p>
      <text:p text:style-name="P1"/>
      <text:p text:style-name="P1">Objetos:</text:p>
      <text:p text:style-name="P1"/>
      <text:p text:style-name="P1">Declaração</text:p>
      <text:p text:style-name="P1"/>
      <text:p text:style-name="P1">let objeto = {</text:p>
      <text:p text:style-name="P1"><text:s text:c="4"/>name: ‘Marcelo’,</text:p>
      <text:p text:style-name="P1"><text:s text:c="4"/>lastName: ‘Oliveira’ </text:p>
      <text:p text:style-name="P1">}</text:p>
      <text:p text:style-name="P1">Cada propriedade dos objetos são separados por virgulas.</text:p>
      <text:p text:style-name="P1"/>
      <text:p text:style-name="P1">Metodos de acesso:</text:p>
      <text:p text:style-name="P1"/>
      <text:p text:style-name="P1">objeto.name === Marcelo</text:p>
      <text:p text:style-name="P1">objeto[‘name’] === Marce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5:19:03.741503058</meta:creation-date>
    <dc:date>2020-09-01T15:24:37.502049169</dc:date>
    <meta:editing-duration>PT5M35S</meta:editing-duration>
    <meta:editing-cycles>1</meta:editing-cycles>
    <meta:document-statistic meta:table-count="0" meta:image-count="0" meta:object-count="0" meta:page-count="1" meta:paragraph-count="11" meta:word-count="35" meta:character-count="226" meta:non-whitespace-character-count="193"/>
    <meta:generator>LibreOffice/6.4.5.2$Linux_X86_64 LibreOffice_project/40$Build-2</meta:generator>
  </office:meta>
</office:document-meta>
</file>